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'Lucida Sans Unicode'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ahoma" svg:font-family="tahoma, 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4.25pt" fo:font-weight="normal" fo:background-color="transparent" loext:padding="0in" loext:border="non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background-color="transparent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47%" fo:orphans="2" fo:widows="2" fo:text-indent="0in" style:auto-text-indent="false"/>
      <style:text-properties fo:font-variant="normal" fo:text-transform="none" fo:color="#000000" loext:opacity="100%" style:font-name="tahoma" fo:font-size="10.5pt" fo:letter-spacing="normal" fo:font-style="normal" fo:font-weight="normal" fo:background-color="transparent" loext:padding="0in" loext:border="none"/>
    </style:style>
    <style:style style:name="P4" style:family="paragraph" style:parent-style-name="Text_20_body">
      <style:paragraph-properties fo:margin-left="0in" fo:margin-right="0in" fo:margin-top="0in" fo:margin-bottom="0.111in" style:contextual-spacing="false" style:line-height-at-least="0.1457in" fo:orphans="2" fo:widows="2" fo:text-indent="0in" style:auto-text-indent="false"/>
      <style:text-properties fo:font-variant="normal" fo:text-transform="none" fo:color="#000000" loext:opacity="100%" style:font-name="tahoma" fo:font-size="10.5pt" fo:letter-spacing="normal" fo:font-style="normal" fo:font-weight="normal" fo:background-color="transparen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47%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style:line-height-at-least="0.1457in" fo:orphans="2" fo:widows="2" fo:text-indent="0in" style:auto-text-indent="false"/>
    </style:style>
    <style:style style:name="T1" style:family="text">
      <style:text-properties fo:font-variant="normal" fo:text-transform="none" fo:color="#000000" loext:opacity="100%" style:font-name="tahoma" fo:font-size="10.5pt" fo:letter-spacing="normal" fo:font-style="normal" fo:font-weight="bold" fo:background-color="transparent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dditional Final Project Milestone 1 Details.</text:h>
      <text:p text:style-name="P2">Posted Jan 13, 2025 8:30 AM</text:p>
      <text:p text:style-name="P3">Hello, all.</text:p>
      <text:p text:style-name="P3">Below are some general ideas regarding possible topics for your final project.  If you look at these but only have a general idea of what you might like to do, email me the general area in which you have interest and then I may be able to make some specific suggestions.  </text:p>
      <text:p text:style-name="P3">The following general topics can be used to guide your more specific topic selection:</text:p>
      <text:list text:style-name="L1">
        <text:list-item>
          <text:p text:style-name="P6"><text:span text:style-name="Strong_20_Emphasis"><text:span text:style-name="T1">Describe the concept of an ordered field as it applies to the real number system AND include a proof of some important properties of ordered fields.</text:span></text:span></text:p>
        </text:list-item>
        <text:list-item>
          <text:p text:style-name="P6"><text:span text:style-name="Strong_20_Emphasis"><text:span text:style-name="T1">Describe/formally define the concept of sequences and specifically convergent sequences.  Give examples of both convergent and divergent sequences and formally prove they converge/diverge.</text:span></text:span></text:p>
        </text:list-item>
        <text:list-item>
          <text:p text:style-name="P6"><text:span text:style-name="Strong_20_Emphasis"><text:span text:style-name="T1">Describe/formally define the concept of series and specifically convergent sequences.  Give examples of both convergent and divergent series and formally prove they converge/diverge.</text:span></text:span></text:p>
        </text:list-item>
        <text:list-item>
          <text:p text:style-name="P6"><text:span text:style-name="Strong_20_Emphasis"><text:span text:style-name="T1">Introduce, prove, and use properties of convergent sequence and/or convergent series.</text:span></text:span></text:p>
        </text:list-item>
        <text:list-item>
          <text:p text:style-name="P6"><text:span text:style-name="Strong_20_Emphasis"><text:span text:style-name="T1">Describe the idea of a limit of a function at a point and include proofs that the limit exists at a chosen point for a couple of chosen functions.</text:span></text:span></text:p>
        </text:list-item>
        <text:list-item>
          <text:p text:style-name="P6"><text:span text:style-name="Strong_20_Emphasis"><text:span text:style-name="T1">Determine whether a given function is continuous, discontinuous, or uniformly continuous.</text:span></text:span></text:p>
        </text:list-item>
        <text:list-item>
          <text:p text:style-name="P6"><text:span text:style-name="Strong_20_Emphasis"><text:span text:style-name="T1">Explain the connection between continuity of a function at a point and the function being differentiable at a point.</text:span></text:span></text:p>
        </text:list-item>
        <text:list-item>
          <text:p text:style-name="P6"><text:span text:style-name="Strong_20_Emphasis"><text:span text:style-name="T1">Prove and apply the fundamental theorem of calculus in finding the value of specific Riemann integrals of functions.</text:span></text:span></text:p>
        </text:list-item>
      </text:list>
      <text:p text:style-name="P4">NOTE: You may choose a topic not listed above BUT it should be intimately connected to the structure of real numbers, sequences, continuity, differentiation, and/or Riemann integration.   ALSO, even with the topics that use the word "describe" you need to BE SURE that the final project/presentation involves a proof of some sort.</text:p>
      <text:p text:style-name="P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'Lucida Sans Unicode'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ahoma" svg:font-family="tahom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36:08.497609264</meta:creation-date>
    <dc:date>2025-01-13T12:38:00.879994498</dc:date>
    <meta:editing-duration>PT1M5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299" meta:character-count="1848" meta:non-whitespace-character-count="1564"/>
  </office:meta>
</office:document-meta>
</file>